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>
            <text:p>width=1</text:p>
          </table:table-cell>
          <table:table-cell table:number-columns-repeated="1023"/>
        </table:table-row>
        <table:table-row table:style-name="ro1">
          <table:table-cell office:value-type="string">
            <text:p>run 1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5578">
            <text:p>335578</text:p>
          </table:table-cell>
          <table:table-cell table:formula="of:=[.A3]+[.B3]/1000000" office:value-type="float" office:value="4.335578">
            <text:p>4.335578</text:p>
          </table:table-cell>
          <table:table-cell table:formula="of:=AVERAGE([.C3];[.C7];[.C11];[.C15];[.C19])" office:value-type="float" office:value="4.3357826">
            <text:p>4.3357826</text:p>
          </table:table-cell>
          <table:table-cell table:number-columns-repeated="1019"/>
          <table:table-cell table:formula="of:=SUM([.A3:.AMI3])" office:value-type="float" office:value="335590.6713606">
            <text:p>335590.67136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3118">
            <text:p>483118</text:p>
          </table:table-cell>
          <table:table-cell table:formula="of:=[.A4]+[.B4]/1000000" office:value-type="float" office:value="5.483118">
            <text:p>5.483118</text:p>
          </table:table-cell>
          <table:table-cell table:formula="of:=AVERAGE([.C4];[.C8];[.C12];[.C16];[.C20])" office:value-type="float" office:value="5.4520186">
            <text:p>5.4520186</text:p>
          </table:table-cell>
          <table:table-cell table:number-columns-repeated="1020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2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4000">
            <text:p>334000</text:p>
          </table:table-cell>
          <table:table-cell table:formula="of:=[.A7]+[.B7]/1000000" office:value-type="float" office:value="4.334">
            <text:p>4.334</text:p>
          </table:table-cell>
          <table:table-cell table:number-columns-repeated="1020"/>
          <table:table-cell table:formula="of:=SUM([.A7:.AMI7])" office:value-type="float" office:value="334008.334">
            <text:p>334008.3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8580">
            <text:p>468580</text:p>
          </table:table-cell>
          <table:table-cell table:formula="of:=[.A8]+[.B8]/1000000" office:value-type="float" office:value="5.46858">
            <text:p>5.46858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6501">
            <text:p>336501</text:p>
          </table:table-cell>
          <table:table-cell table:formula="of:=[.A11]+[.B11]/1000000" office:value-type="float" office:value="4.336501">
            <text:p>4.336501</text:p>
          </table:table-cell>
          <table:table-cell table:number-columns-repeated="1020"/>
          <table:table-cell table:formula="of:=SUM([.A11:.AMI11])" office:value-type="float" office:value="336509.336501">
            <text:p>336509.3365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7739">
            <text:p>477739</text:p>
          </table:table-cell>
          <table:table-cell table:formula="of:=[.A12]+[.B12]/1000000" office:value-type="float" office:value="5.477739">
            <text:p>5.477739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4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2487">
            <text:p>332487</text:p>
          </table:table-cell>
          <table:table-cell table:formula="of:=[.A15]+[.B15]/1000000" office:value-type="float" office:value="4.332487">
            <text:p>4.332487</text:p>
          </table:table-cell>
          <table:table-cell table:number-columns-repeated="1020"/>
          <table:table-cell table:formula="of:=SUM([.A15:.AMI15])" office:value-type="float" office:value="332495.332487">
            <text:p>332495.3324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4162">
            <text:p>394162</text:p>
          </table:table-cell>
          <table:table-cell table:formula="of:=[.A16]+[.B16]/1000000" office:value-type="float" office:value="5.394162">
            <text:p>5.394162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5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0347">
            <text:p>340347</text:p>
          </table:table-cell>
          <table:table-cell table:formula="of:=[.A19]+[.B19]/1000000" office:value-type="float" office:value="4.340347">
            <text:p>4.340347</text:p>
          </table:table-cell>
          <table:table-cell table:number-columns-repeated="1020"/>
          <table:table-cell table:formula="of:=SUM([.A19:.AMI19])" office:value-type="float" office:value="340355.340347">
            <text:p>340355.3403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6494">
            <text:p>436494</text:p>
          </table:table-cell>
          <table:table-cell table:formula="of:=[.A20]+[.B20]/1000000" office:value-type="float" office:value="5.436494">
            <text:p>5.436494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width=2</text:p>
          </table:table-cell>
          <table:table-cell table:number-columns-repeated="1023"/>
        </table:table-row>
        <table:table-row table:style-name="ro1">
          <table:table-cell office:value-type="string">
            <text:p>run 1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6807">
            <text:p>846807</text:p>
          </table:table-cell>
          <table:table-cell table:formula="of:=[.A24]+[.B24]/1000000" office:value-type="float" office:value="10.846807">
            <text:p>10.846807</text:p>
          </table:table-cell>
          <table:table-cell table:formula="of:=AVERAGE([.C24];[.C28];[.C32];[.C36];[.C40])" office:value-type="float" office:value="10.8491422">
            <text:p>10.8491422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0332">
            <text:p>920332</text:p>
          </table:table-cell>
          <table:table-cell table:formula="of:=[.A25]+[.B25]/1000000" office:value-type="float" office:value="11.920332">
            <text:p>11.920332</text:p>
          </table:table-cell>
          <table:table-cell table:formula="of:=AVERAGE([.C25];[.C29];[.C33];[.C37];[.C41])" office:value-type="float" office:value="11.9414182">
            <text:p>11.9414182</text:p>
          </table:table-cell>
          <table:table-cell table:number-columns-repeated="1020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2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9067">
            <text:p>849067</text:p>
          </table:table-cell>
          <table:table-cell table:formula="of:=[.A28]+[.B28]/1000000" office:value-type="float" office:value="10.849067">
            <text:p>10.849067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4460">
            <text:p>914460</text:p>
          </table:table-cell>
          <table:table-cell table:formula="of:=[.A29]+[.B29]/1000000" office:value-type="float" office:value="11.91446">
            <text:p>11.91446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3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4797">
            <text:p>844797</text:p>
          </table:table-cell>
          <table:table-cell table:formula="of:=[.A32]+[.B32]/1000000" office:value-type="float" office:value="10.844797">
            <text:p>10.844797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2949">
            <text:p>982949</text:p>
          </table:table-cell>
          <table:table-cell table:formula="of:=[.A33]+[.B33]/1000000" office:value-type="float" office:value="11.982949">
            <text:p>11.982949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4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6137">
            <text:p>836137</text:p>
          </table:table-cell>
          <table:table-cell table:formula="of:=[.A36]+[.B36]/1000000" office:value-type="float" office:value="10.836137">
            <text:p>10.836137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227">
            <text:p>15227</text:p>
          </table:table-cell>
          <table:table-cell table:formula="of:=[.A37]+[.B37]/1000000" office:value-type="float" office:value="12.015227">
            <text:p>12.015227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5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8903">
            <text:p>868903</text:p>
          </table:table-cell>
          <table:table-cell table:formula="of:=[.A40]+[.B40]/1000000" office:value-type="float" office:value="10.868903">
            <text:p>10.868903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4123">
            <text:p>874123</text:p>
          </table:table-cell>
          <table:table-cell table:formula="of:=[.A41]+[.B41]/1000000" office:value-type="float" office:value="11.874123">
            <text:p>11.874123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width=3</text:p>
          </table:table-cell>
          <table:table-cell table:number-columns-repeated="1023"/>
        </table:table-row>
        <table:table-row table:style-name="ro1">
          <table:table-cell office:value-type="string">
            <text:p>run 1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2121">
            <text:p>502121</text:p>
          </table:table-cell>
          <table:table-cell table:formula="of:=[.A45]+[.B45]/1000000" office:value-type="float" office:value="20.502121">
            <text:p>20.502121</text:p>
          </table:table-cell>
          <table:table-cell table:formula="of:=AVERAGE([.C45];[.C49];[.C53];[.C57];[.C61])" office:value-type="float" office:value="20.5165304">
            <text:p>20.5165304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0765">
            <text:p>710765</text:p>
          </table:table-cell>
          <table:table-cell table:formula="of:=[.A46]+[.B46]/1000000" office:value-type="float" office:value="21.710765">
            <text:p>21.710765</text:p>
          </table:table-cell>
          <table:table-cell table:formula="of:=AVERAGE([.C46];[.C50];[.C54];[.C58];[.C62])" office:value-type="float" office:value="21.8240202">
            <text:p>21.8240202</text:p>
          </table:table-cell>
          <table:table-cell table:number-columns-repeated="1020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2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5246">
            <text:p>515246</text:p>
          </table:table-cell>
          <table:table-cell table:formula="of:=[.A49]+[.B49]/1000000" office:value-type="float" office:value="20.515246">
            <text:p>20.515246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78873">
            <text:p>878873</text:p>
          </table:table-cell>
          <table:table-cell table:formula="of:=[.A50]+[.B50]/1000000" office:value-type="float" office:value="21.878873">
            <text:p>21.878873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3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1185">
            <text:p>521185</text:p>
          </table:table-cell>
          <table:table-cell table:formula="of:=[.A53]+[.B53]/1000000" office:value-type="float" office:value="20.521185">
            <text:p>20.521185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69888">
            <text:p>769888</text:p>
          </table:table-cell>
          <table:table-cell table:formula="of:=[.A54]+[.B54]/1000000" office:value-type="float" office:value="21.769888">
            <text:p>21.769888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4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4597">
            <text:p>524597</text:p>
          </table:table-cell>
          <table:table-cell table:formula="of:=[.A57]+[.B57]/1000000" office:value-type="float" office:value="20.524597">
            <text:p>20.524597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3925">
            <text:p>83925</text:p>
          </table:table-cell>
          <table:table-cell table:formula="of:=[.A58]+[.B58]/1000000" office:value-type="float" office:value="22.083925">
            <text:p>22.083925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>
          <table:table-cell office:value-type="string">
            <text:p>run 5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9503">
            <text:p>519503</text:p>
          </table:table-cell>
          <table:table-cell table:formula="of:=[.A61]+[.B61]/1000000" office:value-type="float" office:value="20.519503">
            <text:p>20.519503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6650">
            <text:p>676650</text:p>
          </table:table-cell>
          <table:table-cell table:formula="of:=[.A62]+[.B62]/1000000" office:value-type="float" office:value="21.67665">
            <text:p>21.67665</text:p>
          </table:table-cell>
          <table:table-cell table:number-columns-repeated="1021"/>
        </table:table-row>
        <table:table-row table:style-name="ro1">
          <table:table-cell table:formula="of:=========================" office:value-type="string" office:string-value="Err:510">
            <text:p>Err:510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21:21:39</meta:creation-date>
    <dc:date>2013-02-21T11:01:24</dc:date>
    <meta:editing-duration>PT13M37S</meta:editing-duration>
    <meta:editing-cycles>1</meta:editing-cycles>
    <meta:document-statistic meta:table-count="3" meta:cell-count="134" meta:object-count="0"/>
    <meta:generator>LibreOffice/3.5$Linux_X86_64 LibreOffice_project/350m1$Build-2</meta:generator>
  </office:meta>
</office:document-meta>
</file>